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6">
      <style:text-properties fo:font-weight="normal" style:font-weight-asian="normal" style:font-weight-complex="normal"/>
    </style:style>
    <style:style style:name="P7" style:family="paragraph" style:parent-style-name="Standard" style:list-style-name="L7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5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STEEL V19 XL <text:s/>(Piezas impresas)</text:p>
      <text:p text:style-name="P1"/>
      <text:p text:style-name="P1">EJE Y</text:p>
      <text:list xml:id="list4790795150397356733" text:style-name="L1">
        <text:list-item>
          <text:p text:style-name="P3">6 X Alzador (PETG)</text:p>
        </text:list-item>
        <text:list-item>
          <text:p text:style-name="P3">1 X EndstopY XL (PETG)</text:p>
        </text:list-item>
        <text:list-item>
          <text:p text:style-name="P3">1 X Soporte Correa Y (PETG)</text:p>
        </text:list-item>
        <text:list-item>
          <text:p text:style-name="P3">2 X Soporte MGN (PETG)</text:p>
        </text:list-item>
        <text:list-item>
          <text:p text:style-name="P3">1 X Soporte Mot Y XL (PETG)</text:p>
        </text:list-item>
        <text:list-item>
          <text:p text:style-name="P3">1 X Soporte Polea Y (PETG)</text:p>
        </text:list-item>
      </text:list>
      <text:p text:style-name="P1">EJE Z</text:p>
      <text:list xml:id="list4053413208194528133" text:style-name="L2">
        <text:list-item>
          <text:p text:style-name="P4">1 X Sop Mot Z (PLA)</text:p>
        </text:list-item>
        <text:list-item>
          <text:p text:style-name="P4">2 X tapas husillos (PLA)</text:p>
        </text:list-item>
      </text:list>
      <text:p text:style-name="P1">EJE X</text:p>
      <text:list xml:id="list4602503357553650518" text:style-name="L3">
        <text:list-item>
          <text:p text:style-name="P5">1 X EndstopX-XL (PLA)</text:p>
        </text:list-item>
        <text:list-item>
          <text:p text:style-name="P5">1 X X motor (PLA)</text:p>
        </text:list-item>
        <text:list-item>
          <text:p text:style-name="P5">1 X Xidler V2.0 (PLA)</text:p>
        </text:list-item>
      </text:list>
      <text:p text:style-name="P1">EXTRUSOR TITAN</text:p>
      <text:list xml:id="list9168849100959991095" text:style-name="L6">
        <text:list-item>
          <text:p text:style-name="P6">1 X LayerFanSupport (PETG)</text:p>
        </text:list-item>
        <text:list-item>
          <text:p text:style-name="P6">1 X X-CarriageV2 Titan (PETG)</text:p>
        </text:list-item>
        <text:list-item>
          <text:p text:style-name="P6">1 X Soporte Xcarriage TITAN (PETG)</text:p>
        </text:list-item>
      </text:list>
      <text:p text:style-name="P1">EXTRUSOR BMG</text:p>
      <text:list xml:id="list5032642979103474040" text:style-name="L7">
        <text:list-item>
          <text:p text:style-name="P7">1 X LayerFanBMG (PETG)</text:p>
        </text:list-item>
        <text:list-item>
          <text:p text:style-name="P7">1 X Eslabon 15 Bloqueado BMG (PLA)</text:p>
        </text:list-item>
        <text:list-item>
          <text:p text:style-name="P7">1 X Soporte Xcarriage (PLA) (Cadeneta)</text:p>
        </text:list-item>
        <text:list-item>
          <text:p text:style-name="P7">1 X X-CarriageV2 BMG (PETG)</text:p>
        </text:list-item>
      </text:list>
      <text:p text:style-name="P1">ELECTRONICA Y VARIOS</text:p>
      <text:list xml:id="list1166342327414500753" text:style-name="L4">
        <text:list-item>
          <text:p text:style-name="P8">1 X Spool Holder XL (PLA)</text:p>
        </text:list-item>
        <text:list-item>
          <text:p text:style-name="P8">1 X TapaFuente (PLA)</text:p>
        </text:list-item>
        <text:list-item>
          <text:p text:style-name="P8">1 X Soporte sensor filamento (PLA)</text:p>
        </text:list-item>
        <text:list-item>
          <text:p text:style-name="P8">4 X Sujeccion cable (PLA)</text:p>
        </text:list-item>
        <text:list-item>
          <text:p text:style-name="P8">1 X Soporte MKSGENL-SKR13 (PLA)</text:p>
        </text:list-item>
        <text:list-item>
          <text:p text:style-name="P8">1 X Soporte Raspberry</text:p>
        </text:list-item>
        <text:list-item>
          <text:p text:style-name="P8">1 X Tapa Electronica SKR-Raspy</text:p>
        </text:list-item>
      </text:list>
      <text:p text:style-name="P1">PANTALLA</text:p>
      <text:list xml:id="list380071119023266468" text:style-name="L8">
        <text:list-item>
          <text:p text:style-name="P10">1 X Mini12864 (PLA)</text:p>
        </text:list-item>
        <text:list-item>
          <text:p text:style-name="P10">1 X Tapa (PLA)</text:p>
        </text:list-item>
      </text:list>
      <text:p text:style-name="P1">CADENETAS</text:p>
      <text:list xml:id="list56466662888818118" text:style-name="L5">
        <text:list-item>
          <text:p text:style-name="P9">19 X Cierre 5 (PLA)</text:p>
        </text:list-item>
        <text:list-item>
          <text:p text:style-name="P9">19 X Eslabon 5 Bloqueado (PLA)</text:p>
        </text:list-item>
        <text:list-item>
          <text:p text:style-name="P9">1 X Soporte bandeja XL (PETG)</text:p>
        </text:list-item>
        <text:list-item>
          <text:p text:style-name="P9">1 X Soporte electronica (PETG)</text:p>
        </text:list-item>
        <text:list-item>
          <text:p text:style-name="P9">21 X Cierre 15 Tapa L (PLA)</text:p>
        </text:list-item>
        <text:list-item>
          <text:p text:style-name="P9">22 X Cierre 15 Tapa R (PLA)</text:p>
        </text:list-item>
        <text:list-item>
          <text:p text:style-name="P9">4 X Cierre 15 (PLA)</text:p>
        </text:list-item>
        <text:list-item>
          <text:p text:style-name="P9">46 X Eslabon 15 (PLA)</text:p>
        </text:list-item>
        <text:list-item>
          <text:p text:style-name="P9">1 X Soporte Xmotor (PLA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 </meta:initial-creator>
    <meta:creation-date>2019-08-04T23:40:26</meta:creation-date>
    <dc:date>2019-08-05T00:03:13.76</dc:date>
    <dc:creator>Cam </dc:creator>
    <meta:editing-duration>PT7M2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5" meta:word-count="245" meta:character-count="1046"/>
  </office:meta>
</office:document-meta>
</file>